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njour Sophie, comment vas tu?</text:p>
      <text:p text:style-name="P1"/>
      <text:p text:style-name="P1">Je suis un admirateur de ta musique au piano, et c'est pourquoi j'aimerais te proposer de voir si tu me laisserais l'opportunité d'utiliser certaine de tes créations dans mon jeu car je trouve ton style de musique unique et parfaitement adapté à mon jeu. Notament tes créations musical accoustique au piano. J'espère que pourras agréer à ce projet car cela serait vraiment d'une grande aide pour moi si je pouvais les réutiliser dans mon jeu. D'autrepars si tu le souhaite, je mettrais ton nom dans les crédits de mon jeu (“personne ayant aidé à la réalisation de ce jeu”) et même lien, facebook ou site si tu le demande.</text:p>
      <text:p text:style-name="P1"/>
      <text:p text:style-name="P1">Mon jeu est pour le moment que sur papier sous 400 pages office et je n'est pas conséquent rien en code mais je m'intéresse de très près sur les éditeur de jeu connu et sur la modélisation 3D pour pouvoir comment démarer à créer quelque chose. Par conséquent je ne pense pas que ce projet pourra se réaliser prochainement cependant cela pourrait être un moyen de te faire connaître. Sache aussi lorsque j'aurais les compétences suffisante je compte monter ma propre société pour commencer à le réaliser de manière très aboutit et proffessionel. Il est for probable grâce à mon youtube et mes future compétences acquises que ce jeu devienne connu ainsi que ton nom. Quand dis tu? Souhaiterais toi aussi te joindre à cette ambitieu projet?</text:p>
      <text:p text:style-name="P1"/>
      <text:p text:style-name="P1">Coordialement,</text:p>
      <text:p text:style-name="P1">Ton admirateur musical Benjamin</text:p>
      <text:p text:style-name="P1">Mail: benjamin.haddad@epitech.eu</text:p>
      <text:p text:style-name="P1">Tel: 06 15 69 80 7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8T12:22:08</meta:creation-date>
    <meta:document-statistic meta:table-count="0" meta:image-count="0" meta:object-count="0" meta:page-count="1" meta:paragraph-count="7" meta:word-count="254" meta:character-count="1491" meta:non-whitespace-character-count="1238"/>
    <dc:date>2013-01-18T12:27:08</dc:date>
    <meta:editing-duration>PT5M2S</meta:editing-duration>
    <meta:editing-cycles>1</meta:editing-cycles>
    <meta:generator>LibreOffice/3.4$Unix LibreOffice_project/340m1$Build-1505</meta:generator>
  </office:meta>
</office:document-meta>
</file>